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2025-01-09 20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2024-02-06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82" calcext:value-type="float">
            <text:p>35.12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2023-01-19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8552" calcext:value-type="float">
            <text:p>35.65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2022-02-14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4888" calcext:value-type="float">
            <text:p>33.77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2020-12-30 16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2019-12-10 19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2019-02-05 22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3136" calcext:value-type="float">
            <text:p>33.47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2018-03-01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2016-12-21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2016-01-28 2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2014-12-02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2013-12-05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5752" calcext:value-type="float">
            <text:p>36.11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2013-01-10 18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4608" calcext:value-type="float">
            <text:p>35.34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2011-12-16 15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636" calcext:value-type="float">
            <text:p>35.64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2010-12-28 17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4824" calcext:value-type="float">
            <text:p>34.02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2010-01-25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2009-01-07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408" calcext:value-type="float">
            <text:p>34.12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2008-01-30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8936" calcext:value-type="float">
            <text:p>34.15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2007-01-29 20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4464" calcext:value-type="float">
            <text:p>34.95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2006-01-06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2005-01-20 15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37672" calcext:value-type="float">
            <text:p>36.23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2004-02-13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2003-01-14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2002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2001-02-20 17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2000-02-08 15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9848" calcext:value-type="float">
            <text:p>39.16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99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0664" calcext:value-type="float">
            <text:p>38.8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98-0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7864" calcext:value-type="float">
            <text:p>39.2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97-01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73808" calcext:value-type="float">
            <text:p>40.3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96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95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892" calcext:value-type="float">
            <text:p>40.8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94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93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6656" calcext:value-type="float">
            <text:p>42.5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92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25328" calcext:value-type="float">
            <text:p>48.72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91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3656" calcext:value-type="float">
            <text:p>49.0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90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4072" calcext:value-type="float">
            <text:p>49.34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89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0208" calcext:value-type="float">
            <text:p>49.67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88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3928" calcext:value-type="float">
            <text:p>48.95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87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8704" calcext:value-type="float">
            <text:p>49.82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86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5808" calcext:value-type="float">
            <text:p>52.56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85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7728" calcext:value-type="float">
            <text:p>52.68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84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6704" calcext:value-type="float">
            <text:p>52.87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83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1256" calcext:value-type="float">
            <text:p>52.72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83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6328" calcext:value-type="float">
            <text:p>52.91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83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14" calcext:value-type="float">
            <text:p>53.11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83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6952" calcext:value-type="float">
            <text:p>53.33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82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4784" calcext:value-type="float">
            <text:p>52.75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82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1192" calcext:value-type="float">
            <text:p>52.97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82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0168" calcext:value-type="float">
            <text:p>53.160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82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8768" calcext:value-type="float">
            <text:p>53.38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82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2024" calcext:value-type="float">
            <text:p>53.53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82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9936" calcext:value-type="float">
            <text:p>53.58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82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82-04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3712" calcext:value-type="float">
            <text:p>54.08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82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06" calcext:value-type="float">
            <text:p>54.33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82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64" calcext:value-type="float">
            <text:p>55.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82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3136" calcext:value-type="float">
            <text:p>56.33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82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2384" calcext:value-type="float">
            <text:p>56.41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81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9776" calcext:value-type="float">
            <text:p>56.11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81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328" calcext:value-type="float">
            <text:p>56.7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81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81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3376" calcext:value-type="float">
            <text:p>58.25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81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8848" calcext:value-type="float">
            <text:p>57.83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81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81-04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30104" calcext:value-type="float">
            <text:p>61.03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81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244" calcext:value-type="float">
            <text:p>61.43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81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9376" calcext:value-type="float">
            <text:p>60.53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81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33736" calcext:value-type="float">
            <text:p>61.13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80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908" calcext:value-type="float">
            <text:p>61.21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80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06" calcext:value-type="float">
            <text:p>61.95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80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4688" calcext:value-type="float">
            <text:p>62.65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80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132" calcext:value-type="float">
            <text:p>63.90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80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24664" calcext:value-type="float">
            <text:p>63.22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80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6776" calcext:value-type="float">
            <text:p>62.59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80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93856" calcext:value-type="float">
            <text:p>62.09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80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496" calcext:value-type="float">
            <text:p>62.5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80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5672" calcext:value-type="float">
            <text:p>62.14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80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95736" calcext:value-type="float">
            <text:p>61.89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80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38992" calcext:value-type="float">
            <text:p>62.03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80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0552" calcext:value-type="float">
            <text:p>63.09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79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9528" calcext:value-type="float">
            <text:p>63.27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79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53264" calcext:value-type="float">
            <text:p>63.45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79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51256" calcext:value-type="float">
            <text:p>64.15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79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60984" calcext:value-type="float">
            <text:p>64.26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79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95224" calcext:value-type="float">
            <text:p>63.89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79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71296" calcext:value-type="float">
            <text:p>64.47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79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7936" calcext:value-type="float">
            <text:p>64.25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79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1196" calcext:value-type="float">
            <text:p>65.21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79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1896" calcext:value-type="float">
            <text:p>65.46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79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0472" calcext:value-type="float">
            <text:p>66.26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79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9456" calcext:value-type="float">
            <text:p>68.79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79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8864" calcext:value-type="float">
            <text:p>77.77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78-1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0232" calcext:value-type="float">
            <text:p>83.3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78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476" calcext:value-type="float">
            <text:p>83.8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78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528" calcext:value-type="float">
            <text:p>84.1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78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1464" calcext:value-type="float">
            <text:p>83.3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78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4632" calcext:value-type="float">
            <text:p>84.30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78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43984" calcext:value-type="float">
            <text:p>80.6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78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30624" calcext:value-type="float">
            <text:p>80.4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78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576" calcext:value-type="float">
            <text:p>80.3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78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5488" calcext:value-type="float">
            <text:p>80.4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78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49952" calcext:value-type="float">
            <text:p>81.1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78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10328" calcext:value-type="float">
            <text:p>81.11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78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24272" calcext:value-type="float">
            <text:p>81.4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77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896" calcext:value-type="float">
            <text:p>79.3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77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83536" calcext:value-type="float">
            <text:p>78.5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77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04232" calcext:value-type="float">
            <text:p>81.10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77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7104" calcext:value-type="float">
            <text:p>86.55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77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04" calcext:value-type="float">
            <text:p>83.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77-07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056" calcext:value-type="float">
            <text:p>88.3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77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84736" calcext:value-type="float">
            <text:p>88.18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77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6816" calcext:value-type="float">
            <text:p>89.5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77-03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354" calcext:value-type="float">
            <text:p>92.73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77-0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55968" calcext:value-type="float">
            <text:p>95.75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77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62264" calcext:value-type="float">
            <text:p>97.36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76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94696" calcext:value-type="float">
            <text:p>99.29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76-06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0768" calcext:value-type="float">
            <text:p>99.87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76-05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9528" calcext:value-type="float">
            <text:p>99.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76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9424" calcext:value-type="float">
            <text:p>98.6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75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0176" calcext:value-type="float">
            <text:p>97.9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75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32" calcext:value-type="float">
            <text:p>97.9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74-1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3808" calcext:value-type="float">
            <text:p>98.9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74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4936" calcext:value-type="float">
            <text:p>97.7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74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8632" calcext:value-type="float">
            <text:p>96.2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73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316" calcext:value-type="float">
            <text:p>100.4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73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51056" calcext:value-type="float">
            <text:p>100.65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72-09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02288" calcext:value-type="float">
            <text:p>100.60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72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7464" calcext:value-type="float">
            <text:p>94.2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71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7612" calcext:value-type="float">
            <text:p>90.87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71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1656" calcext:value-type="float">
            <text:p>90.2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70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22" calcext:value-type="float">
            <text:p>89.99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70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064" calcext:value-type="float">
            <text:p>88.9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69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62" calcext:value-type="float">
            <text:p>87.7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69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42776" calcext:value-type="float">
            <text:p>87.74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69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9304" calcext:value-type="float">
            <text:p>85.10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68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372" calcext:value-type="float">
            <text:p>83.10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68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536" calcext:value-type="float">
            <text:p>80.9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68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07208" calcext:value-type="float">
            <text:p>79.0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67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94432" calcext:value-type="float">
            <text:p>78.8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67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14472" calcext:value-type="float">
            <text:p>79.2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67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0332" calcext:value-type="float">
            <text:p>79.9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67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3144" calcext:value-type="float">
            <text:p>77.7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66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0304" calcext:value-type="float">
            <text:p>77.87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66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0528" calcext:value-type="float">
            <text:p>78.9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66-06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1648" calcext:value-type="float">
            <text:p>76.4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66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6936" calcext:value-type="float">
            <text:p>75.30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65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85856" calcext:value-type="float">
            <text:p>74.28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65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5344" calcext:value-type="float">
            <text:p>76.2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65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8416" calcext:value-type="float">
            <text:p>75.71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65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3648" calcext:value-type="float">
            <text:p>73.38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64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75416" calcext:value-type="float">
            <text:p>74.57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64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4552" calcext:value-type="float">
            <text:p>76.04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64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3704" calcext:value-type="float">
            <text:p>74.59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64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39808" calcext:value-type="float">
            <text:p>73.13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63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9688" calcext:value-type="float">
            <text:p>72.179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63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73536" calcext:value-type="float">
            <text:p>74.77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63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6512" calcext:value-type="float">
            <text:p>72.67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63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1888" calcext:value-type="float">
            <text:p>70.73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62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21376" calcext:value-type="float">
            <text:p>68.92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62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0176" calcext:value-type="float">
            <text:p>70.75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62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2832" calcext:value-type="float">
            <text:p>69.90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62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6288" calcext:value-type="float">
            <text:p>67.83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61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7872" calcext:value-type="float">
            <text:p>68.31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61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7448" calcext:value-type="float">
            <text:p>69.49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61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2544" calcext:value-type="float">
            <text:p>69.12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61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85312" calcext:value-type="float">
            <text:p>66.88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60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4832" calcext:value-type="float">
            <text:p>66.85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60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4552" calcext:value-type="float">
            <text:p>68.42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60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696" calcext:value-type="float">
            <text:p>67.1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60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79272" calcext:value-type="float">
            <text:p>64.27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59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7472" calcext:value-type="float">
            <text:p>65.11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59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0848" calcext:value-type="float">
            <text:p>66.22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59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9192" calcext:value-type="float">
            <text:p>63.63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59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58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4752" calcext:value-type="float">
            <text:p>62.40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58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00864" calcext:value-type="float">
            <text:p>63.30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58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6736" calcext:value-type="float">
            <text:p>62.27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58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2928" calcext:value-type="float">
            <text:p>60.00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57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6304" calcext:value-type="float">
            <text:p>61.10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57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97816" calcext:value-type="float">
            <text:p>63.29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57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4192" calcext:value-type="float">
            <text:p>61.73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57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62464" calcext:value-type="float">
            <text:p>60.86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56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56-09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10848" calcext:value-type="float">
            <text:p>62.41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56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93784" calcext:value-type="float">
            <text:p>59.9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56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4984" calcext:value-type="float">
            <text:p>58.16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55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55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55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8176" calcext:value-type="float">
            <text:p>58.55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55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82616" calcext:value-type="float">
            <text:p>55.98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54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1872" calcext:value-type="float">
            <text:p>54.60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54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6896" calcext:value-type="float">
            <text:p>55.93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54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94352" calcext:value-type="float">
            <text:p>55.39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54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54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53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4872" calcext:value-type="float">
            <text:p>55.74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53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916" calcext:value-type="float">
            <text:p>54.23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53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8368" calcext:value-type="float">
            <text:p>53.99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53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1936" calcext:value-type="float">
            <text:p>54.35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52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352" calcext:value-type="float">
            <text:p>54.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52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3064" calcext:value-type="float">
            <text:p>54.23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52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192" calcext:value-type="float">
            <text:p>53.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52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3776" calcext:value-type="float">
            <text:p>53.83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52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2464" calcext:value-type="float">
            <text:p>53.24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51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7784" calcext:value-type="float">
            <text:p>53.89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51-09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1288" calcext:value-type="float">
            <text:p>54.50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51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08024" calcext:value-type="float">
            <text:p>52.00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50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7072" calcext:value-type="float">
            <text:p>50.48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50-09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0784" calcext:value-type="float">
            <text:p>51.2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50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768" calcext:value-type="float">
            <text:p>50.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50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272" calcext:value-type="float">
            <text:p>48.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49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21952" calcext:value-type="float">
            <text:p>47.62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49-09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1736" calcext:value-type="float">
            <text:p>48.9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49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4796" calcext:value-type="float">
            <text:p>48.4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49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5648" calcext:value-type="float">
            <text:p>47.47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48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4792" calcext:value-type="float">
            <text:p>47.48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48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07296" calcext:value-type="float">
            <text:p>47.70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48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48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428" calcext:value-type="float">
            <text:p>41.86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47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9312" calcext:value-type="float">
            <text:p>41.73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158095024701</text:p>
          </table:table-cell>
          <table:table-cell office:value-type="string" calcext:value-type="string">
            <text:p>1947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2064" calcext:value-type="float">
            <text:p>42.4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41" meta:object-count="0"/>
    <meta:user-defined meta:name="AppVersion">3.0</meta:user-defined>
  </office:meta>
</office:document-meta>
</file>